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54df" officeooo:paragraph-rsid="002254df"/>
    </style:style>
    <style:style style:name="P2" style:family="paragraph" style:parent-style-name="Standard">
      <style:text-properties officeooo:rsid="002254df" officeooo:paragraph-rsid="0024326b"/>
    </style:style>
    <style:style style:name="P3" style:family="paragraph" style:parent-style-name="Standard">
      <style:text-properties officeooo:rsid="002254df" officeooo:paragraph-rsid="002514fe"/>
    </style:style>
    <style:style style:name="P4" style:family="paragraph" style:parent-style-name="Standard">
      <style:text-properties officeooo:rsid="002254df" officeooo:paragraph-rsid="002a8099"/>
    </style:style>
    <style:style style:name="P5" style:family="paragraph" style:parent-style-name="Standard">
      <style:text-properties officeooo:rsid="002254df" officeooo:paragraph-rsid="002d9a76"/>
    </style:style>
    <style:style style:name="P6" style:family="paragraph" style:parent-style-name="Standard">
      <style:text-properties officeooo:rsid="002254df" officeooo:paragraph-rsid="002fc785"/>
    </style:style>
    <style:style style:name="P7" style:family="paragraph" style:parent-style-name="Standard">
      <style:text-properties officeooo:rsid="002254df" officeooo:paragraph-rsid="0031f21c"/>
    </style:style>
    <style:style style:name="P8" style:family="paragraph" style:parent-style-name="Standard">
      <style:text-properties officeooo:rsid="0024326b" officeooo:paragraph-rsid="0028ac4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26b"/>
    </style:style>
    <style:style style:name="T3" style:family="text">
      <style:text-properties fo:language="en" fo:country="US" officeooo:rsid="0025f4de"/>
    </style:style>
    <style:style style:name="T4" style:family="text">
      <style:text-properties fo:language="en" fo:country="US" officeooo:rsid="002677ae"/>
    </style:style>
    <style:style style:name="T5" style:family="text">
      <style:text-properties fo:language="en" fo:country="US" officeooo:rsid="0026c507"/>
    </style:style>
    <style:style style:name="T6" style:family="text">
      <style:text-properties fo:language="en" fo:country="US" officeooo:rsid="0028ac4c"/>
    </style:style>
    <style:style style:name="T7" style:family="text">
      <style:text-properties fo:language="en" fo:country="US" officeooo:rsid="00293b2c"/>
    </style:style>
    <style:style style:name="T8" style:family="text">
      <style:text-properties fo:language="en" fo:country="US" officeooo:rsid="002a8099"/>
    </style:style>
    <style:style style:name="T9" style:family="text">
      <style:text-properties fo:language="en" fo:country="US" officeooo:rsid="002d9a76"/>
    </style:style>
    <style:style style:name="T10" style:family="text">
      <style:text-properties fo:language="en" fo:country="US" officeooo:rsid="002dba9a"/>
    </style:style>
    <style:style style:name="T11" style:family="text">
      <style:text-properties fo:language="en" fo:country="US" officeooo:rsid="002de3f3"/>
    </style:style>
    <style:style style:name="T12" style:family="text">
      <style:text-properties fo:language="en" fo:country="US" officeooo:rsid="002fc785"/>
    </style:style>
    <style:style style:name="T13" style:family="text">
      <style:text-properties fo:language="en" fo:country="US" officeooo:rsid="0031f2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\chapter{Simulation Results}</text:span></text:p>
      <text:p text:style-name="P1"><text:span text:style-name="T1">\label{sec:simulation_results}</text:span></text:p>
      <text:p text:style-name="P1"><text:span text:style-name="T1"/></text:p>
      <text:p text:style-name="P3"><text:span text:style-name="T2">All the designs presented</text:span><text:span text:style-name="T1"> in \Cref{sec:</text:span><text:span text:style-name="T2">comparison</text:span><text:span text:style-name="T1">} are tested in simulation.</text:span></text:p>
      <text:p text:style-name="P3"><text:span text:style-name="T1">As explained in \Cref{sec:method}, they are simulated in</text:span></text:p>
      <text:p text:style-name="P3"><text:span text:style-name="T1">Gazebo$^\textrm{\textregistered}$ and controlled by the means of a ROS node.</text:span></text:p>
      <text:p text:style-name="P8"><text:span text:style-name="T1">These simulations </text:span><text:span text:style-name="T3">are performed to evaluate the feasibility </text:span><text:span text:style-name="T6">and </text:span><text:span text:style-name="T5"><text:s/>the controllability</text:span></text:p>
      <text:p text:style-name="P8"><text:span text:style-name="T3">of the theoretical </text:span><text:span text:style-name="T6">o</text:span><text:span text:style-name="T3">ptimal designs </text:span><text:span text:style-name="T5">obtained</text:span><text:span text:style-name="T3"> </text:span><text:span text:style-name="T4">in \Cref{sec:optimization_results}.</text:span></text:p>
      <text:p text:style-name="P8"><text:span text:style-name="T5">Furthermore, they </text:span><text:span text:style-name="T6">also allow for comparison between different MAVs morphologies.</text:span><text:span text:style-name="T7">\\</text:span></text:p>
      <text:p text:style-name="P2"><text:span text:style-name="T1">The most interesting </text:span><text:span text:style-name="T6">simulation results obtained are presented in this section.</text:span></text:p>
      <text:p text:style-name="P4"><text:span text:style-name="T8">F</text:span><text:span text:style-name="T1">irst, a flight test performed by the tri-copter depicted in \Cref{fig:comp_tri} </text:span><text:span text:style-name="T8">is</text:span></text:p>
      <text:p text:style-name="P4"><text:span text:style-name="T8">presented</text:span><text:span text:style-name="T1">, then a comparison between the hexa-copter shown in \Cref{fig:comp_hexa}</text:span></text:p>
      <text:p text:style-name="P4"><text:span text:style-name="T1">and the Voliro from \citep{kamel_voliro:_2018} is proposed. Finally, a manipulation</text:span></text:p>
      <text:p text:style-name="P4"><text:span text:style-name="T1">example with the hepta-copter presented in \Cref{sec:hepta_copter} is shown.</text:span></text:p>
      <text:p text:style-name="P1"><text:span text:style-name="T1"/></text:p>
      <text:p text:style-name="P1"><text:span text:style-name="T1">\section{Tri-copter}</text:span></text:p>
      <text:p text:style-name="P1"><text:span text:style-name="T1">\label{sec:tri_copter_sim}</text:span></text:p>
      <text:p text:style-name="P1"><text:span text:style-name="T1"/></text:p>
      <text:p text:style-name="P1"><text:span text:style-name="T1">The tri-copter with tilting rotor is a very interesting case because it is holonomic,</text:span></text:p>
      <text:p text:style-name="P1"><text:span text:style-name="T1">which means that it has exactly six degrees of freedom (DoF) and evolves in a</text:span></text:p>
      <text:p text:style-name="P1"><text:span text:style-name="T1">three dimensional space. Therefore, it should theoretically be able to produce forces</text:span></text:p>
      <text:p text:style-name="P1"><text:span text:style-name="T1">and torques in any direction. To verify that a test flight is performed where the MAV</text:span></text:p>
      <text:p text:style-name="P1"><text:span text:style-name="T1">hover at one meter over the ground and changes its orientation up to a pitch angle</text:span></text:p>
      <text:p text:style-name="P1"><text:span text:style-name="T1">$\theta$ equal to $90^{\circ}$. The results of this test can be observed in</text:span></text:p>
      <text:p text:style-name="P1"><text:span text:style-name="T1">\Cref{fig:tri_sim} and it is clear from this quarter pitch flip that the tri-copter</text:span></text:p>
      <text:p text:style-name="P5"><text:span text:style-name="T1">is indeed able to hover in any orientation. </text:span><text:span text:style-name="T9">It is very thrilling to see that the adapted</text:span></text:p>
      <text:p text:style-name="P6"><text:span text:style-name="T9">control node </text:span><text:span text:style-name="T10">described in </text:span><text:span text:style-name="T1">\Cref{sec:</text:span><text:span text:style-name="T11">control_approach</text:span><text:span text:style-name="T1">} </text:span><text:span text:style-name="T12">is</text:span><text:span text:style-name="T1"> </text:span><text:span text:style-name="T12">truly able to control this</text:span></text:p>
      <text:p text:style-name="P6"><text:span text:style-name="T12">model.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2"/>\begin{minipage}[t]{0.24\textwidth}</text:span></text:p>
      <text:p text:style-name="P1"><text:span text:style-name="T1"><text:s text:c="4"/>\centering</text:span></text:p>
      <text:p text:style-name="P1"><text:span text:style-name="T1"><text:s text:c="4"/>\includegraphics[width=\linewidth]{images/tri_sim1.png}</text:span></text:p>
      <text:p text:style-name="P1"><text:span text:style-name="T1"><text:s text:c="2"/>\end{minipage}</text:span></text:p>
      <text:p text:style-name="P1"><text:span text:style-name="T1"><text:s text:c="2"/>\hfill</text:span></text:p>
      <text:p text:style-name="P1"><text:span text:style-name="T1"><text:s text:c="2"/>\begin{minipage}[t]{0.24\textwidth}</text:span></text:p>
      <text:p text:style-name="P1"><text:span text:style-name="T1"><text:s text:c="4"/>\centering</text:span></text:p>
      <text:p text:style-name="P1"><text:span text:style-name="T1"><text:s text:c="4"/>\includegraphics[width=\linewidth]{images/tri_sim2.png}</text:span></text:p>
      <text:p text:style-name="P1"><text:span text:style-name="T1"><text:s text:c="2"/>\end{minipage}</text:span></text:p>
      <text:p text:style-name="P1"><text:span text:style-name="T1"><text:s text:c="2"/>\hfill</text:span></text:p>
      <text:p text:style-name="P1"><text:span text:style-name="T1"><text:s text:c="2"/>\begin{minipage}[t]{0.24\textwidth}</text:span></text:p>
      <text:p text:style-name="P1"><text:span text:style-name="T1"><text:s text:c="4"/>\centering</text:span></text:p>
      <text:p text:style-name="P1"><text:span text:style-name="T1"><text:s text:c="4"/>\includegraphics[width=\linewidth]{images/tri_sim3.png}</text:span></text:p>
      <text:p text:style-name="P1"><text:span text:style-name="T1"><text:s text:c="2"/>\end{minipage}</text:span></text:p>
      <text:p text:style-name="P1"><text:span text:style-name="T1"><text:s text:c="2"/>\hfill</text:span></text:p>
      <text:p text:style-name="P1"><text:span text:style-name="T1"><text:s text:c="2"/>\begin{minipage}[t]{0.24\textwidth}</text:span></text:p>
      <text:p text:style-name="P1"><text:span text:style-name="T1"><text:s text:c="4"/>\centering</text:span></text:p>
      <text:p text:style-name="P1"><text:span text:style-name="T1"><text:s text:c="4"/>\includegraphics[width=\linewidth]{images/tri_sim4.png}</text:span></text:p>
      <text:p text:style-name="P1"><text:span text:style-name="T1"><text:s text:c="2"/>\end{minipage}</text:span></text:p>
      <text:p text:style-name="P1"><text:span text:style-name="T1"><text:s text:c="2"/>\caption{Simulation of the tri-copter in Gazebo.}</text:span></text:p>
      <text:p text:style-name="P1"><text:span text:style-name="T1"><text:s text:c="2"/>\label{fig:tri_sim}</text:span></text:p>
      <text:p text:style-name="P1"><text:soft-page-break/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section{Hexa-copter}</text:span></text:p>
      <text:p text:style-name="P1"><text:span text:style-name="T1">\label{sec:hexa_copter_sim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resizebox{\textwidth}{!}{\begin{subfigure}[b]{0.5\textwidth}</text:span></text:p>
      <text:p text:style-name="P1"><text:span text:style-name="T1"><text:s text:c="4"/>\includegraphics[width=\linewidth]{images/Voliro_sim.png}</text:span></text:p>
      <text:p text:style-name="P1"><text:span text:style-name="T1"><text:s text:c="4"/>\caption{Voliro.} \label{fig:Voliro_sim}</text:span></text:p>
      <text:p text:style-name="P1"><text:span text:style-name="T1"><text:s text:c="2"/>\end{subfigure}</text:span></text:p>
      <text:p text:style-name="P1"><text:span text:style-name="T1"><text:s text:c="2"/>\hspace*{\fill} % separation between the subfigures</text:span></text:p>
      <text:p text:style-name="P1"><text:span text:style-name="T1"><text:s text:c="2"/>\begin{subfigure}[b]{0.5\textwidth}</text:span></text:p>
      <text:p text:style-name="P1"><text:span text:style-name="T1"><text:s text:c="4"/>\includegraphics[width=\linewidth]{images/Hexa_sim.png}</text:span></text:p>
      <text:p text:style-name="P1"><text:span text:style-name="T1"><text:s text:c="4"/>\caption{Optimal hexa-copter.} \label{fig:Hexa_sim}</text:span></text:p>
      <text:p text:style-name="P1"><text:span text:style-name="T1"><text:s text:c="2"/>\end{subfigure}}</text:span></text:p>
      <text:p text:style-name="P7"><text:span text:style-name="T1"><text:s text:c="2"/>\caption{</text:span><text:span text:style-name="T13">Representation of two six-rotors MAV model spawned in </text:span><text:span text:style-name="T1">Gazebo$^\textrm{\textregistered}$}</text:span></text:p>
      <text:p text:style-name="P1"><text:span text:style-name="T1"><text:s text:c="2"/>\label{fig:Sim_six_rotors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Voliro_circle_position.jpg}</text:span></text:p>
      <text:p text:style-name="P1"><text:span text:style-name="T1"><text:s text:c="4"/>\caption{Position tracking of a one meter circle performed by Voliro.}</text:span></text:p>
      <text:p text:style-name="P1"><text:span text:style-name="T1"><text:s text:c="4"/>\label{fig:Voliro_position_circle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Hexa_circle_position.jpg}</text:span></text:p>
      <text:p text:style-name="P1"><text:span text:style-name="T1"><text:s text:c="4"/>\caption{Position tracking of a one meter circle performed by the optimal hexa-copter.}</text:span></text:p>
      <text:p text:style-name="P1"><text:span text:style-name="T1"><text:s text:c="4"/>\label{fig:Hexa_position_circle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Voliro_circle_angle.jpg}</text:span></text:p>
      <text:p text:style-name="P1"><text:span text:style-name="T1"><text:s text:c="4"/>\caption{Pitch, roll and yaw angle errors when Voliro track a one meter circle.}</text:span></text:p>
      <text:p text:style-name="P1"><text:span text:style-name="T1"><text:s text:c="4"/>\label{fig:Voliro_angle_circle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Hexa_circle_angle.jpg}</text:span></text:p>
      <text:p text:style-name="P1"><text:span text:style-name="T1"><text:s text:c="4"/>\caption{Pitch, roll and yaw angle errors when the optimal hexa-copter track a one meter circle.}</text:span></text:p>
      <text:p text:style-name="P1"><text:span text:style-name="T1"><text:s text:c="4"/>\label{fig:Hexa_angle_circle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oft-page-break/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Voliro_pitch_position.jpg}</text:span></text:p>
      <text:p text:style-name="P1"><text:span text:style-name="T1"><text:s text:c="4"/>\caption{Position tracking for Voliro performing a full pitch flip.}</text:span></text:p>
      <text:p text:style-name="P1"><text:span text:style-name="T1"><text:s text:c="4"/>\label{fig:Voliro_position_pitch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Hexa_pitch_position.jpg}</text:span></text:p>
      <text:p text:style-name="P1"><text:span text:style-name="T1"><text:s text:c="4"/>\caption{Position tracking for the optimal hexa-copter performing a full pitch flip.}</text:span></text:p>
      <text:p text:style-name="P1"><text:span text:style-name="T1"><text:s text:c="4"/>\label{fig:Hexa_position_pitch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Voliro_pitch_angle.jpg}</text:span></text:p>
      <text:p text:style-name="P1"><text:span text:style-name="T1"><text:s text:c="4"/>\caption{Pitch, roll and yaw angle tracking for Voliro performing a full pitch flip.}</text:span></text:p>
      <text:p text:style-name="P1"><text:span text:style-name="T1"><text:s text:c="4"/>\label{fig:Voliro_angle_pitch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2"/>\begin{center}</text:span></text:p>
      <text:p text:style-name="P1"><text:span text:style-name="T1"><text:s text:c="4"/>\includegraphics[width=1.0\linewidth]{images/Hexa_pitch_angle.jpg}</text:span></text:p>
      <text:p text:style-name="P1"><text:span text:style-name="T1"><text:s text:c="4"/>\caption{Pitch, roll and yaw angle tracking for the optimal hexa-copter performing a full pitch flip.}</text:span></text:p>
      <text:p text:style-name="P1"><text:span text:style-name="T1"><text:s text:c="4"/>\label{fig:Hexa_angle_pitch}</text:span></text:p>
      <text:p text:style-name="P1"><text:span text:style-name="T1"><text:s text:c="2"/>\end{center}</text:span></text:p>
      <text:p text:style-name="P1"><text:span text:style-name="T1">\end{figure}</text:span></text:p>
      <text:p text:style-name="P1"><text:span text:style-name="T1"/></text:p>
      <text:p text:style-name="P1"><text:span text:style-name="T1">However, the controller uses</text:span></text:p>
      <text:p text:style-name="P1"><text:span text:style-name="T1">the static allocation described in \Cref{sec:allocation} to compute the desired</text:span></text:p>
      <text:p text:style-name="P1"><text:span text:style-name="T1">tilting angles and speed for the rotors. This leads to the loss of full-actuation in</text:span></text:p>
      <text:p text:style-name="P1"><text:span text:style-name="T1">certain orientations where the static allocation matrix becomes singular.</text:span></text:p>
      <text:p text:style-name="P1"><text:span text:style-name="T1"/></text:p>
      <text:p text:style-name="P1"><text:span text:style-name="T1">\clearpage</text:span></text:p>
      <text:p text:style-name="P1"><text:span text:style-name="T1"/></text:p>
      <text:p text:style-name="P1"><text:span text:style-name="T1">\section{Hepta-copter}</text:span></text:p>
      <text:p text:style-name="P1"><text:span text:style-name="T1">\label{sec:hepta_copter_sim}</text:span></text:p>
      <text:p text:style-name="P1"><text:span text:style-name="T1"/></text:p>
      <text:p text:style-name="P1"><text:span text:style-name="T1">\begin{figure}[!ht]</text:span></text:p>
      <text:p text:style-name="P1"><text:span text:style-name="T1"><text:s text:c="4"/>\begin{center}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09.png}</text:span></text:p>
      <text:p text:style-name="P1"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10.png}</text:span></text:p>
      <text:p text:style-name="P1"><text:soft-page-break/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11.png}</text:span></text:p>
      <text:p text:style-name="P1"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13.png}</text:span></text:p>
      <text:p text:style-name="P1"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17.png}</text:span></text:p>
      <text:p text:style-name="P1"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19.png}</text:span></text:p>
      <text:p text:style-name="P1"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24.png}</text:span></text:p>
      <text:p text:style-name="P1"><text:span text:style-name="T1"><text:s text:c="4"/>\end{minipage}</text:span></text:p>
      <text:p text:style-name="P1"><text:span text:style-name="T1"><text:s text:c="4"/>\hfill</text:span></text:p>
      <text:p text:style-name="P1"><text:span text:style-name="T1"><text:s text:c="4"/>\begin{minipage}[t]{0.495\textwidth}</text:span></text:p>
      <text:p text:style-name="P1"><text:span text:style-name="T1"><text:s text:c="6"/>\includegraphics[width=\linewidth]{images/Selection_026.png}</text:span></text:p>
      <text:p text:style-name="P1"><text:span text:style-name="T1"><text:s text:c="4"/>\end{minipage}</text:span></text:p>
      <text:p text:style-name="P1"><text:span text:style-name="T1"><text:s text:c="4"/>\caption{Slideshow of an interacion between the optimal hepta-copter and a wall.}</text:span></text:p>
      <text:p text:style-name="P1"><text:span text:style-name="T1"><text:s text:c="4"/>\label{fig:hepta_sim}</text:span></text:p>
      <text:p text:style-name="P1"><text:span text:style-name="T1"><text:s text:c="2"/>\end{center}</text:span></text:p>
      <text:p text:style-name="P1"><text:span text:style-name="T1">\end{figure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8:20:07.377823771</meta:creation-date>
    <dc:date>2018-09-10T11:33:26.698199434</dc:date>
    <meta:editing-duration>PT1H22M3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165" meta:word-count="537" meta:character-count="6600" meta:non-whitespace-character-count="5853"/>
  </office:meta>
</office:document-meta>
</file>